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d0d0d0" style:font-name="Ubuntu Mono" fo:font-size="10pt" fo:background-color="#5c3566" style:font-size-asian="10pt" style:font-size-complex="10pt"/>
    </style:style>
    <style:style style:name="P2" style:family="paragraph" style:parent-style-name="Standard">
      <style:text-properties fo:font-size="10pt" officeooo:rsid="0011485d" officeooo:paragraph-rsid="0011485d" style:font-size-asian="10pt" style:font-size-complex="10pt"/>
    </style:style>
    <style:style style:name="P3" style:family="paragraph" style:parent-style-name="Standard">
      <style:text-properties fo:font-size="10pt" officeooo:paragraph-rsid="001b3a58" style:font-size-asian="10pt" style:font-size-complex="10pt"/>
    </style:style>
    <style:style style:name="P4" style:family="paragraph" style:parent-style-name="Standard">
      <style:text-properties fo:font-size="10pt" officeooo:rsid="0017c2f1" officeooo:paragraph-rsid="0017c2f1" style:font-size-asian="10pt" style:font-size-complex="10pt"/>
    </style:style>
    <style:style style:name="P5" style:family="paragraph" style:parent-style-name="Standard">
      <style:text-properties fo:font-size="10pt" fo:font-weight="bold" officeooo:rsid="0010b88a" officeooo:paragraph-rsid="0011485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0b88a" officeooo:paragraph-rsid="001f91b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1e5ce4" officeooo:paragraph-rsid="0011485d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201f96" officeooo:paragraph-rsid="001f91b4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officeooo:rsid="00220b9a" officeooo:paragraph-rsid="00220b9a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0b88a" officeooo:paragraph-rsid="001f91b4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text-position="0% 100%" fo:font-size="10pt" fo:font-style="normal" fo:font-weight="normal" officeooo:rsid="0022b92e" officeooo:paragraph-rsid="00220b9a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text-position="0% 100%" fo:font-size="10pt" fo:font-style="normal" fo:font-weight="normal" officeooo:rsid="002c0fae" officeooo:paragraph-rsid="002c0fa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officeooo:rsid="0011485d" officeooo:paragraph-rsid="0017c2f1" style:font-size-asian="10pt" style:font-size-complex="10pt"/>
    </style:style>
    <style:style style:name="P15" style:family="paragraph" style:parent-style-name="Standard">
      <style:text-properties fo:font-size="10pt" officeooo:rsid="0017c2f1" officeooo:paragraph-rsid="0017c2f1" style:font-size-asian="10pt" style:font-size-complex="10pt"/>
    </style:style>
    <style:style style:name="P16" style:family="paragraph" style:parent-style-name="Standard">
      <style:text-properties style:text-position="0% 100%" fo:font-size="10pt" fo:font-style="normal" fo:font-weight="normal" officeooo:rsid="003c50ac" officeooo:paragraph-rsid="003c50ac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b 58%" officeooo:rsid="001bdaaa"/>
    </style:style>
    <style:style style:name="T2" style:family="text">
      <style:text-properties style:text-position="sub 58%" fo:font-style="italic" fo:background-color="transparent" loext:char-shading-value="0" style:font-style-asian="italic" style:font-style-complex="italic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tyle="italic" officeooo:rsid="0011485d" style:font-style-asian="italic" style:font-style-complex="italic"/>
    </style:style>
    <style:style style:name="T5" style:family="text">
      <style:text-properties style:text-position="0% 100%" fo:font-style="italic" style:font-style-asian="italic" style:font-style-complex="italic"/>
    </style:style>
    <style:style style:name="T6" style:family="text">
      <style:text-properties style:text-position="0% 100%" fo:font-style="italic" officeooo:rsid="0011485d" style:font-style-asian="italic" style:font-style-complex="italic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1a711b" style:font-style-asian="normal" style:font-style-complex="normal"/>
    </style:style>
    <style:style style:name="T9" style:family="text">
      <style:text-properties style:text-position="0% 100%" fo:font-style="normal" officeooo:rsid="001ae25e" style:font-style-asian="normal" style:font-style-complex="normal"/>
    </style:style>
    <style:style style:name="T10" style:family="text">
      <style:text-properties style:text-position="0% 100%" fo:font-style="normal" officeooo:rsid="001dbd2c" style:font-style-asian="normal" style:font-style-complex="normal"/>
    </style:style>
    <style:style style:name="T11" style:family="text">
      <style:text-properties style:text-position="0% 100%" fo:font-style="normal" officeooo:rsid="0022b92e" style:font-style-asian="normal" style:font-style-complex="normal"/>
    </style:style>
    <style:style style:name="T12" style:family="text">
      <style:text-properties officeooo:rsid="001b3a58"/>
    </style:style>
    <style:style style:name="T13" style:family="text">
      <style:text-properties officeooo:rsid="001d61c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1485d" style:font-style-asian="italic" style:font-style-complex="italic"/>
    </style:style>
    <style:style style:name="T17" style:family="text">
      <style:text-properties officeooo:rsid="002a38a2"/>
    </style:style>
    <style:style style:name="T18" style:family="text">
      <style:text-properties officeooo:rsid="002c0fae"/>
    </style:style>
    <style:style style:name="T19" style:family="text">
      <style:text-properties officeooo:rsid="002df052"/>
    </style:style>
    <style:style style:name="T20" style:family="text">
      <style:text-properties officeooo:rsid="002ec3b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tance computation:</text:p>
      <text:p text:style-name="P5"/>
      <text:p text:style-name="P2">Let <text:span text:style-name="T15">F</text:span><text:span text:style-name="T2">r</text:span> denote the final <text:span text:style-name="T13">P</text:span>areto front solutions obtained at run <text:span text:style-name="T15">r, </text:span><text:span text:style-name="T14">and let </text:span><text:span text:style-name="T15">I</text:span><text:span text:style-name="T2">r</text:span><text:span text:style-name="T14"> denote the initial pareto front solutions at run r.</text:span></text:p>
      <text:p text:style-name="P2"><text:span text:style-name="T14">Let </text:span><text:span text:style-name="T15">P</text:span><text:span text:style-name="T3">*</text:span><text:span text:style-name="T5"> </text:span><text:span text:style-name="T7">denote the aggregate </text:span><text:span text:style-name="T8">P</text:span><text:span text:style-name="T7">areto front </text:span><text:span text:style-name="T9">set</text:span><text:span text:style-name="T7"> obtained by: </text:span><text:span text:style-name="T7"><draw:frame draw:style-name="fr1" draw:name="Object3" text:anchor-type="as-char" svg:y="-0.2811in" svg:width="0.7307in" svg:height="0.4492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12">At a run r, the distance of the solution i, d</text:span><text:span text:style-name="T1">i</text:span><text:span text:style-name="T12">, in the final front is computed as the Euclidean distance between i and its nearest member of </text:span><text:span text:style-name="T16">P</text:span><text:span text:style-name="T4">*</text:span><text:span text:style-name="T6"> </text:span><text:span text:style-name="T10">as follows:</text:span></text:p>
      <text:p text:style-name="P13"/>
      <text:p text:style-name="P13"><draw:frame draw:style-name="fr1" draw:name="Object1" text:anchor-type="as-char" svg:y="-0.328in" svg:width="2.5516in" svg:height="0.59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>As the objective function values are of differing magnitude, they are being normalized during the computation of distance values as follows:</text:p>
      <text:p text:style-name="P4"/>
      <text:p text:style-name="P4"><draw:frame draw:style-name="fr1" draw:name="Object2" text:anchor-type="as-char" svg:y="-0.328in" svg:width="4.1228in" svg:height="0.596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8"/>
      <text:p text:style-name="P8">Generational Distance computation: </text:p>
      <text:p text:style-name="P9"/>
      <text:p text:style-name="P9">This metric computes the average distance of the <text:span text:style-name="T18">final </text:span>solutions obtained at a run <text:span text:style-name="T18">r</text:span> from <text:span text:style-name="T16">P</text:span><text:span text:style-name="T4">*</text:span><text:span text:style-name="T6"> </text:span><text:span text:style-name="T11">as follows:</text:span></text:p>
      <text:p text:style-name="P11"><draw:frame draw:style-name="fr1" draw:name="Object4" text:anchor-type="as-char" svg:y="-0.5445in" svg:width="1.0366in" svg:height="0.6945in" draw:z-index="3"><draw:object xlink:href="./Object 4" xlink:type="simple" xlink:show="embed" xlink:actuate="onLoad"/><draw:image xlink:href="./ObjectReplacements/Object 4" xlink:type="simple" xlink:show="embed" xlink:actuate="onLoad"/></draw:frame>, <text:span text:style-name="T17">r= 1..30. </text:span></text:p>
      <text:p text:style-name="P11"/>
      <text:p text:style-name="P12">We calculate <text:span text:style-name="T19">the</text:span> GD <text:span text:style-name="T19">values of both F and I</text:span> at each run, and perform a pairwise comparison. <text:span text:style-name="T20">The front with a smaller value of GD value is better. We also provide the standard deviations of this metric among multiple runs in order to show the confidence of the results. </text:span></text:p>
      <text:p text:style-name="P12"/>
      <text:p text:style-name="P16"/>
      <text:p text:style-name="P12"/>
      <text:p text:style-name="P12"/>
      <text:p text:style-name="P10"/>
      <text:p text:style-name="P6"/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6-05-28T10:45:05.007273058</meta:creation-date>
    <meta:generator>LibreOffice/5.0.3.2$Linux_X86_64 LibreOffice_project/00m0$Build-2</meta:generator>
    <dc:date>2016-05-30T11:13:39.062023161</dc:date>
    <dc:creator>Ayla Gülcü</dc:creator>
    <meta:editing-duration>PT1H14M37S</meta:editing-duration>
    <meta:editing-cycles>50</meta:editing-cycles>
    <meta:document-statistic meta:table-count="0" meta:image-count="0" meta:object-count="4" meta:page-count="1" meta:paragraph-count="12" meta:word-count="163" meta:character-count="922" meta:non-whitespace-character-count="763"/>
  </office:meta>
</office:document-meta>
</file>

<file path=Object 1/content.xml><?xml version="1.0" encoding="utf-8"?>
<math xmlns="http://www.w3.org/1998/Math/MathML" display="block">
  <semantics>
    <mrow>
      <mrow>
        <msub>
          <mi>d</mi>
          <mi>i</mi>
        </msub>
        <mo stretchy="false">=</mo>
        <mtable>
          <mtr>
            <mtd>
              <mrow>
                <mo fence="true" stretchy="true">|</mo>
                <mrow>
                  <msup>
                    <mi>P</mi>
                    <mtext>*</mtext>
                  </msup>
                </mrow>
                <mo fence="true" stretchy="true">|</mo>
              </mrow>
            </mtd>
          </mtr>
          <mtr>
            <mtd>
              <mi mathvariant="italic">min</mi>
            </mtd>
          </mtr>
          <mtr>
            <mtd>
              <mrow>
                <mi>k</mi>
                <mo stretchy="false">=</mo>
                <mn>1</mn>
              </mrow>
            </mtd>
          </mtr>
        </mtable>
      </mrow>
      <msqrt>
        <mrow>
          <msup>
            <mrow>
              <mo fence="true" stretchy="false">(</mo>
              <mrow>
                <mrow>
                  <msub>
                    <mi>P</mi>
                    <mi>i</mi>
                  </msub>
                  <mo stretchy="false">−</mo>
                  <msub>
                    <mi>P</mi>
                    <mi>k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R</mi>
                    <mi>i</mi>
                  </msub>
                  <mo stretchy="false">−</mo>
                  <msub>
                    <mi>R</mi>
                    <mi>k</mi>
                  </msub>
                </mrow>
              </mrow>
              <mo fence="true" stretchy="false">)</mo>
            </mrow>
            <mn>2</mn>
          </msup>
        </mrow>
      </msqrt>
      <mi>,</mi>
      <mrow>
        <mi>i</mi>
        <mo stretchy="false">∈</mo>
        <msub>
          <mi>F</mi>
          <mi>r</mi>
        </msub>
      </mrow>
    </mrow>
    <annotation encoding="StarMath 5.0">d_{i}= stack{ abs{ P^{"*"}}  # min # k=1}  sqrt{ ( P_{i}-P_{k})^{2}+ (R_{i}-R_{k})^{2}} , i in F_{r} 
</annotation>
  </semantics>
</math>
</file>

<file path=Object 2/content.xml><?xml version="1.0" encoding="utf-8"?>
<math xmlns="http://www.w3.org/1998/Math/MathML" display="block">
  <semantics>
    <mrow>
      <mrow>
        <msub>
          <mi>d</mi>
          <mi>i</mi>
        </msub>
        <mo stretchy="false">=</mo>
        <mtable>
          <mtr>
            <mtd>
              <mrow>
                <mo fence="true" stretchy="true">|</mo>
                <mrow>
                  <msup>
                    <mi>P</mi>
                    <mtext>*</mtext>
                  </msup>
                </mrow>
                <mo fence="true" stretchy="true">|</mo>
              </mrow>
            </mtd>
          </mtr>
          <mtr>
            <mtd>
              <mi mathvariant="italic">min</mi>
            </mtd>
          </mtr>
          <mtr>
            <mtd>
              <mrow>
                <mi>k</mi>
                <mo stretchy="false">=</mo>
                <mn>1</mn>
              </mrow>
            </mtd>
          </mtr>
        </mtable>
      </mrow>
      <msqrt>
        <mrow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P</mi>
                          <mi>i</mi>
                        </msub>
                        <mo stretchy="false">−</mo>
                        <msub>
                          <mi>P</mi>
                          <mi>k</mi>
                        </msub>
                      </mrow>
                    </mrow>
                    <mo fence="true" stretchy="false">)</mo>
                  </mrow>
                  <mo stretchy="false">/</mo>
                  <mrow>
                    <mo fence="true" stretchy="false">(</mo>
                    <mrow>
                      <mrow>
                        <msup>
                          <mi>P</mi>
                          <mi mathvariant="italic">max</mi>
                        </msup>
                        <mo stretchy="false">−</mo>
                        <msup>
                          <mi>P</mi>
                          <mi mathvariant="italic">min</mi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R</mi>
                          <mi>i</mi>
                        </msub>
                        <mo stretchy="false">−</mo>
                        <msub>
                          <mi>R</mi>
                          <mi>k</mi>
                        </msub>
                      </mrow>
                    </mrow>
                    <mo fence="true" stretchy="false">)</mo>
                  </mrow>
                  <mo stretchy="false">/</mo>
                  <mrow>
                    <mo fence="true" stretchy="false">(</mo>
                    <mrow>
                      <mrow>
                        <msup>
                          <mi>R</mi>
                          <mi mathvariant="italic">max</mi>
                        </msup>
                        <mo stretchy="false">−</mo>
                        <msup>
                          <mi>R</mi>
                          <mi mathvariant="italic">min</mi>
                        </msup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2</mn>
          </msup>
        </mrow>
      </msqrt>
    </mrow>
    <annotation encoding="StarMath 5.0">d_{i}= stack{ abs{ P^{"*"}}  # min # k=1}  sqrt{ ( (P_{i}-P_{k})/(P^{max}-P^{min}))^{2}+ ((R_{i}-R_{k})/(R^{max}-R^{min}))^{2}} 
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r</mi>
            <mo stretchy="false">=</mo>
            <mn>1</mn>
          </mrow>
          <mn>30</mn>
        </munderover>
        <msub>
          <mi>F</mi>
          <mi>r</mi>
        </msub>
      </mrow>
      <mo stretchy="false">∪</mo>
      <msub>
        <mi>I</mi>
        <mi>r</mi>
      </msub>
    </mrow>
    <annotation encoding="StarMath 5.0">sum from{r=1} to{30} F_{r} union I_{r}</annotation>
  </semantics>
</math>
</file>

<file path=Object 4/content.xml><?xml version="1.0" encoding="utf-8"?>
<math xmlns="http://www.w3.org/1998/Math/MathML" display="block">
  <semantics>
    <mrow>
      <msubsup>
        <mi mathvariant="italic">GD</mi>
        <mi>r</mi>
        <mi>F</mi>
      </msubsup>
      <mo stretchy="false">=</mo>
      <mfrac>
        <msqrt>
          <mrow>
            <munderover>
              <mo stretchy="false">∑</mo>
              <mrow>
                <mi>i</mi>
                <mo stretchy="false">=</mo>
                <mn>1</mn>
              </mrow>
              <mrow>
                <mo fence="true" stretchy="true">|</mo>
                <mrow>
                  <mi>F</mi>
                </mrow>
                <mo fence="true" stretchy="true">|</mo>
              </mrow>
            </munderover>
            <msubsup>
              <mi>d</mi>
              <mi>i</mi>
              <mn>2</mn>
            </msubsup>
          </mrow>
        </msqrt>
        <mrow>
          <mo fence="true" stretchy="true">|</mo>
          <mrow>
            <mi>F</mi>
          </mrow>
          <mo fence="true" stretchy="true">|</mo>
        </mrow>
      </mfrac>
    </mrow>
    <annotation encoding="StarMath 5.0">GD_{r}^{F}= { sqrt{sum from{i=1} to{ abs{F} } d_{i}^{2}}} over { abs{F} } </annotation>
  </semantics>
</math>
</file>